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9dbe6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09dbe6"/>
    </style:style>
    <style:style style:name="T2" style:family="text">
      <style:text-properties officeooo:rsid="000a89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Redireccionamiento de puertos utilizando IPTABLES </text:span></text:span><text:span text:style-name="Source_20_Text"><text:span text:style-name="T2">+ permitir tráfico</text:span></text:span></text:p>
      <text:p text:style-name="P1"><text:span text:style-name="Source_20_Text"><text:span text:style-name="T1"/></text:span></text:p>
      <text:p text:style-name="P1"><text:span text:style-name="Source_20_Text"><text:span text:style-name="T1">eth0 – interfaz de red externa</text:span></text:span></text:p>
      <text:p text:style-name="P1"><text:span text:style-name="Source_20_Text"><text:span text:style-name="T1"/></text:span></text:p>
      <text:p text:style-name="Preformatted_20_Text"><text:span text:style-name="Source_20_Text"># iptables -A PREROUTING -t nat -i eth0 -p tcp --dport 80 -j DNAT --to 192.168.1.2:8080</text:span></text:p>
      <text:p text:style-name="P2"><text:span text:style-name="Source_20_Text"># iptables -A FORWARD -p tcp -d 192.168.1.2 --dport 8080 -j ACCEP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5-10T11:08:26</meta:creation-date>
    <dc:date>2013-05-10T11:09:40</dc:date>
    <dc:creator>ivan </dc:creator>
    <meta:editing-duration>PT19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4" meta:word-count="45" meta:character-count="251" meta:non-whitespace-character-count="213"/>
  </office:meta>
</office:document-meta>
</file>